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42" officeooo:paragraph-rsid="0000eb42"/>
    </style:style>
    <style:style style:name="P2" style:family="paragraph" style:parent-style-name="Standard" style:list-style-name="L1">
      <style:text-properties officeooo:rsid="0000eb42" officeooo:paragraph-rsid="0000eb42"/>
    </style:style>
    <style:style style:name="P3" style:family="paragraph" style:parent-style-name="Standard" style:list-style-name="L1">
      <style:text-properties officeooo:paragraph-rsid="00023606"/>
    </style:style>
    <style:style style:name="P4" style:family="paragraph" style:parent-style-name="Standard">
      <style:text-properties officeooo:rsid="000172d7" officeooo:paragraph-rsid="000172d7"/>
    </style:style>
    <style:style style:name="P5" style:family="paragraph" style:parent-style-name="Standard">
      <style:text-properties officeooo:rsid="00038064" officeooo:paragraph-rsid="00038064"/>
    </style:style>
    <style:style style:name="T1" style:family="text">
      <style:text-properties officeooo:rsid="0000eb42"/>
    </style:style>
    <style:style style:name="T2" style:family="text">
      <style:text-properties officeooo:rsid="000236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0828167811338308" text:style-name="L1">
        <text:list-item>
          <text:p text:style-name="P3"><text:span text:style-name="T2">Process</text:span></text:p>
          <text:list>
            <text:list-item>
              <text:p text:style-name="P3"><text:span text:style-name="T2">convert bytes into textual octets (1's and 0's)</text:span></text:p>
              <text:list>
                <text:list-item>
                  <text:p text:style-name="P2">pack</text:p>
                </text:list-item>
              </text:list>
            </text:list-item>
          </text:list>
        </text:list-item>
        <text:list-item>
          <text:p text:style-name="P2"/>
        </text:list-item>
      </text:list>
      <text:p text:style-name="P1"><text:tab/></text:p>
      <text:p text:style-name="P1">2. </text:p>
      <text:p text:style-name="P1"/>
      <text:p text:style-name="P1"/>
      <text:p text:style-name="P1"/>
      <text:p text:style-name="P1">-------------</text:p>
      <text:p text:style-name="P1"/>
      <text:p text:style-name="P1">packing and unpacking direction can be confusing</text:p>
      <text:p text:style-name="P1"/>
      <text:p text:style-name="P1">"pack" -&gt; [FROM] template [TO] byte(s) </text:p>
      <text:p text:style-name="P1">"unpack" -&gt; [FROM] byte(s) [TO] template</text:p>
      <text:p text:style-name="P1"/>
      <text:p text:style-name="P1">template = bit string, unsigned 8bit value</text:p>
      <text:p text:style-name="P1"/>
      <text:p text:style-name="P1">–----------</text:p>
      <text:p text:style-name="P4">Great BER reference - <text:s/><text:a xlink:type="simple" xlink:href="http://luca.ntop.org/Teaching/Appunti/asn1.html">http://luca.ntop.org/Teaching/Appunti/asn1.html</text:a></text:p>
      <text:p text:style-name="P4"/>
      <text:p text:style-name="P5">Sudo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01:52:06.756000000</meta:creation-date>
    <dc:date>2014-07-04T02:14:49.519000000</dc:date>
    <meta:editing-duration>PT19M55S</meta:editing-duration>
    <meta:editing-cycles>4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4" meta:word-count="50" meta:character-count="338" meta:non-whitespace-character-count="300"/>
  </office:meta>
</office:document-meta>
</file>